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svg:font-family="Noto Sans" style:font-family-generic="swiss"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P9" style:parent-style-name="Standard" style:list-style-name="LFO5" style:family="paragraph">
      <style:text-properties fo:font-weight="bold" style:font-weight-asian="bold" style:font-weight-complex="bold"/>
    </style:style>
    <style:style style:name="P10" style:parent-style-name="Standard" style:list-style-name="LFO5" style:family="paragraph">
      <style:text-properties fo:font-weight="bold" style:font-weight-asian="bold" style:font-weight-complex="bold"/>
    </style:style>
    <style:style style:name="P11" style:parent-style-name="Standard" style:list-style-name="LFO5" style:family="paragraph">
      <style:text-properties fo:font-weight="bold" style:font-weight-asian="bold" style:font-weight-complex="bold"/>
    </style:style>
    <style:style style:name="P12" style:parent-style-name="Standard" style:family="paragraph">
      <style:paragraph-properties fo:margin-left="0.5in">
        <style:tab-stops/>
      </style:paragraph-properties>
      <style:text-properties fo:font-weight="bold" style:font-weight-asian="bold" style:font-weight-complex="bold"/>
    </style:style>
    <style:style style:name="P13" style:parent-style-name="Standard" style:family="paragraph">
      <style:paragraph-properties fo:margin-left="0.25in">
        <style:tab-stops/>
      </style:paragraph-properties>
      <style:text-properties fo:font-weight="bold" style:font-weight-asian="bold" style:font-weight-complex="bold"/>
    </style:style>
    <style:style style:name="P14" style:parent-style-name="Standard" style:family="paragraph">
      <style:paragraph-properties fo:margin-left="0.25in">
        <style:tab-stops/>
      </style:paragraph-properties>
      <style:text-properties fo:font-weight="bold" style:font-weight-asian="bold" style:font-weight-complex="bold"/>
    </style:style>
    <style:style style:name="P15" style:parent-style-name="Standard" style:family="paragraph">
      <style:paragraph-properties fo:margin-left="0.25in">
        <style:tab-stops/>
      </style:paragraph-properties>
      <style:text-properties fo:font-weight="bold" style:font-weight-asian="bold" style:font-weight-complex="bold"/>
    </style:style>
    <style:style style:name="P16" style:parent-style-name="Standard" style:family="paragraph">
      <style:paragraph-properties fo:margin-left="0.25in">
        <style:tab-stops/>
      </style:paragraph-properties>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fo:language="en" fo:country="GB"/>
    </style:style>
    <style:style style:name="T19" style:parent-style-name="Fuentedepárrafopredeter." style:family="text">
      <style:text-properties fo:font-weight="bold" style:font-weight-asian="bold" style:font-weight-complex="bold" fo:color="#EE0000" fo:language="en" fo:country="GB"/>
    </style:style>
    <style:style style:name="T20" style:parent-style-name="Fuentedepárrafopredeter." style:family="text">
      <style:text-properties fo:font-weight="bold" style:font-weight-asian="bold" style:font-weight-complex="bold" fo:color="#EE0000" fo:language="en" fo:country="GB"/>
    </style:style>
    <style:style style:name="T21" style:parent-style-name="Fuentedepárrafopredeter." style:family="text">
      <style:text-properties fo:font-weight="bold" style:font-weight-asian="bold" style:font-weight-complex="bold" fo:color="#EE0000" fo:language="en" fo:country="GB"/>
    </style:style>
    <style:style style:name="T22" style:parent-style-name="Fuentedepárrafopredeter." style:family="text">
      <style:text-properties fo:font-weight="bold" style:font-weight-asian="bold" style:font-weight-complex="bold" fo:color="#EE0000" fo:language="en" fo:country="GB"/>
    </style:style>
    <style:style style:name="P23" style:parent-style-name="Standard" style:family="paragraph">
      <style:text-properties fo:language="en" fo:country="GB"/>
    </style:style>
    <style:style style:name="T24" style:parent-style-name="Fuentedepárrafopredeter." style:family="text">
      <style:text-properties fo:font-weight="bold" style:font-weight-asian="bold" style:font-weight-complex="bold"/>
    </style:style>
    <style:style style:name="P25" style:parent-style-name="Standard" style:family="paragraph">
      <style:paragraph-properties fo:margin-left="0.25in">
        <style:tab-stops/>
      </style:paragraph-properties>
    </style:style>
    <style:style style:name="P26" style:parent-style-name="Standard" style:family="paragraph">
      <style:paragraph-properties fo:margin-left="0.25in">
        <style:tab-stops/>
      </style:paragraph-properties>
    </style:style>
    <style:style style:name="P27" style:parent-style-name="Standard" style:family="paragraph">
      <style:paragraph-properties fo:margin-left="0.25in">
        <style:tab-stops/>
      </style:paragraph-properties>
    </style:style>
    <style:style style:name="P28" style:parent-style-name="Standard" style:family="paragraph">
      <style:paragraph-properties fo:margin-left="0.25in">
        <style:tab-stops/>
      </style:paragraph-properties>
      <style:text-properties fo:language="en" fo:country="GB"/>
    </style:style>
    <style:style style:name="P29" style:parent-style-name="Standard" style:family="paragraph">
      <style:paragraph-properties fo:margin-left="0.25in">
        <style:tab-stops/>
      </style:paragraph-properties>
      <style:text-properties fo:language="en" fo:country="GB"/>
    </style:style>
    <style:style style:name="P30" style:parent-style-name="Standard" style:family="paragraph">
      <style:paragraph-properties fo:margin-left="0.25in">
        <style:tab-stops/>
      </style:paragraph-properties>
    </style:style>
    <style:style style:name="P31" style:parent-style-name="Standard" style:family="paragraph">
      <style:paragraph-properties fo:margin-left="0.25in">
        <style:tab-stops/>
      </style:paragraph-properties>
    </style:style>
    <style:style style:name="P32" style:parent-style-name="Standard" style:family="paragraph">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paragraph-properties fo:margin-left="0.25in">
        <style:tab-stops/>
      </style:paragraph-properties>
    </style:style>
    <style:style style:name="T45" style:parent-style-name="Fuentedepárrafopredeter." style:family="text">
      <style:text-properties fo:font-weight="bold" style:font-weight-asian="bold" style:font-weight-complex="bold"/>
    </style:style>
    <style:style style:name="P46" style:parent-style-name="Standard" style:family="paragraph">
      <style:paragraph-properties fo:margin-left="0.25in">
        <style:tab-stops/>
      </style:paragraph-properties>
    </style:style>
    <style:style style:name="T47" style:parent-style-name="Fuentedepárrafopredeter." style:family="text">
      <style:text-properties fo:font-weight="bold" style:font-weight-asian="bold" style:font-weight-complex="bold"/>
    </style:style>
    <style:style style:name="P48" style:parent-style-name="Standard" style:family="paragraph">
      <style:paragraph-properties fo:margin-left="0.25in">
        <style:tab-stops/>
      </style:paragraph-properties>
    </style:style>
    <style:style style:name="T49" style:parent-style-name="Fuentedepárrafopredeter." style:family="text">
      <style:text-properties fo:font-weight="bold" style:font-weight-asian="bold" style:font-weight-complex="bold"/>
    </style:style>
    <style:style style:name="P50" style:parent-style-name="Standard" style:family="paragraph">
      <style:paragraph-properties fo:margin-left="0.25in">
        <style:tab-stops/>
      </style:paragraph-properties>
    </style:style>
    <style:style style:name="T51" style:parent-style-name="Fuentedepárrafopredeter." style:family="text">
      <style:text-properties fo:font-weight="bold" style:font-weight-asian="bold" style:font-weight-complex="bold"/>
    </style:style>
    <style:style style:name="P52" style:parent-style-name="Standard" style:family="paragraph">
      <style:paragraph-properties fo:margin-left="0.25in">
        <style:tab-stops/>
      </style:paragraph-properties>
    </style:style>
    <style:style style:name="T53" style:parent-style-name="Fuentedepárrafopredeter."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fo:color="#EE0000"/>
    </style:style>
    <style:style style:name="P60" style:parent-style-name="Standard" style:family="paragraph">
      <style:paragraph-properties fo:margin-left="0.25in">
        <style:tab-stops/>
      </style:paragraph-properties>
      <style:text-properties fo:language="en" fo:country="GB"/>
    </style:style>
    <style:style style:name="P61" style:parent-style-name="Standard" style:family="paragraph">
      <style:paragraph-properties fo:margin-left="0.25in">
        <style:tab-stops/>
      </style:paragraph-properties>
      <style:text-properties fo:language="en" fo:country="GB"/>
    </style:style>
    <style:style style:name="P62" style:parent-style-name="Standard" style:family="paragraph">
      <style:paragraph-properties fo:margin-left="0.25in">
        <style:tab-stops/>
      </style:paragraph-properties>
    </style:style>
    <style:style style:name="P63" style:parent-style-name="Standard" style:family="paragraph">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P65" style:parent-style-name="Standard" style:family="paragraph">
      <style:paragraph-properties fo:margin-left="0.25in">
        <style:tab-stops/>
      </style:paragraph-properties>
    </style:style>
    <style:style style:name="P66" style:parent-style-name="Standard" style:family="paragraph">
      <style:paragraph-properties fo:margin-left="0.25in">
        <style:tab-stops/>
      </style:paragraph-properties>
    </style:style>
    <style:style style:name="T67" style:parent-style-name="Fuentedepárrafopredeter." style:family="text">
      <style:text-properties fo:language="en" fo:country="GB"/>
    </style:style>
    <style:style style:name="T68" style:parent-style-name="Fuentedepárrafopredeter." style:family="text">
      <style:text-properties fo:font-style="italic" style:font-style-asian="italic" style:font-style-complex="italic" fo:language="en" fo:country="GB"/>
    </style:style>
    <style:style style:name="T69" style:parent-style-name="Fuentedepárrafopredeter." style:family="text">
      <style:text-properties fo:language="en" fo:country="GB"/>
    </style:style>
    <style:style style:name="P70" style:parent-style-name="Standard" style:family="paragraph">
      <style:paragraph-properties fo:margin-left="0.25in">
        <style:tab-stops/>
      </style:paragraph-properties>
    </style:style>
    <style:style style:name="T71" style:parent-style-name="Fuentedepárrafopredeter." style:family="text">
      <style:text-properties fo:font-style="italic" style:font-style-asian="italic" style:font-style-complex="italic"/>
    </style:style>
    <style:style style:name="P72" style:parent-style-name="Standard" style:family="paragraph">
      <style:paragraph-properties fo:margin-left="0.25in">
        <style:tab-stops/>
      </style:paragraph-properties>
    </style:style>
    <style:style style:name="P73" style:parent-style-name="Standard" style:family="paragraph">
      <style:paragraph-properties fo:margin-left="0.25in">
        <style:tab-stops/>
      </style:paragraph-properties>
    </style:style>
    <style:style style:name="P74" style:parent-style-name="Standard" style:family="paragraph">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P84" style:parent-style-name="Standard" style:family="paragraph">
      <style:paragraph-properties fo:margin-left="0.25in">
        <style:tab-stops/>
      </style:paragraph-properties>
    </style:style>
    <style:style style:name="T85" style:parent-style-name="Fuentedepárrafopredeter." style:family="text">
      <style:text-properties fo:font-style="italic" style:font-style-asian="italic" style:font-style-complex="italic"/>
    </style:style>
    <style:style style:name="P86" style:parent-style-name="Standard" style:family="paragraph">
      <style:paragraph-properties fo:margin-left="0.25in">
        <style:tab-stops/>
      </style:paragraph-properties>
    </style:style>
    <style:style style:name="T87" style:parent-style-name="Fuentedepárrafopredeter." style:family="text">
      <style:text-properties fo:font-style="italic" style:font-style-asian="italic" style:font-style-complex="italic"/>
    </style:style>
    <style:style style:name="P88" style:parent-style-name="Standard" style:family="paragraph">
      <style:paragraph-properties fo:margin-left="0.25in">
        <style:tab-stops/>
      </style:paragraph-properties>
    </style:style>
    <style:style style:name="T89" style:parent-style-name="Fuentedepárrafopredeter." style:family="text">
      <style:text-properties fo:font-style="italic" style:font-style-asian="italic" style:font-style-complex="italic"/>
    </style:style>
    <style:style style:name="P90" style:parent-style-name="Standard" style:family="paragraph">
      <style:paragraph-properties fo:margin-left="0.25in">
        <style:tab-stops/>
      </style:paragraph-properties>
    </style:style>
    <style:style style:name="T91" style:parent-style-name="Fuentedepárrafopredeter." style:family="text">
      <style:text-properties fo:font-style="italic" style:font-style-asian="italic" style:font-style-complex="italic"/>
    </style:style>
    <style:style style:name="P92" style:parent-style-name="Standard" style:family="paragraph">
      <style:paragraph-properties fo:margin-left="0.25in">
        <style:tab-stops/>
      </style:paragraph-properties>
    </style:style>
    <style:style style:name="T93" style:parent-style-name="Fuentedepárrafopredeter." style:family="text">
      <style:text-properties fo:font-style="italic" style:font-style-asian="italic" style:font-style-complex="italic" fo:language="en" fo:country="GB"/>
    </style:style>
    <style:style style:name="T94" style:parent-style-name="Fuentedepárrafopredeter." style:family="text">
      <style:text-properties fo:language="en" fo:country="GB"/>
    </style:style>
    <style:style style:name="P95" style:parent-style-name="Standard" style:family="paragraph">
      <style:paragraph-properties fo:margin-left="0.25in">
        <style:tab-stops/>
      </style:paragraph-properties>
      <style:text-properties fo:language="en" fo:country="GB"/>
    </style:style>
    <style:style style:name="T96" style:parent-style-name="Fuentedepárrafopredeter." style:family="text">
      <style:text-properties fo:font-weight="bold" style:font-weight-asian="bold" style:font-weight-complex="bold"/>
    </style:style>
    <style:style style:name="T97" style:parent-style-name="Fuentedepárrafopredeter." style:family="text">
      <style:text-properties fo:font-style="italic" style:font-style-asian="italic" style:font-style-complex="italic"/>
    </style:style>
    <style:style style:name="T98" style:parent-style-name="Fuentedepárrafopredeter." style:family="text">
      <style:text-properties fo:font-style="italic" style:font-style-asian="italic" style:font-style-complex="italic"/>
    </style:style>
    <style:style style:name="T99" style:parent-style-name="Fuentedepárrafopredeter." style:family="text">
      <style:text-properties fo:font-style="italic" style:font-style-asian="italic" style:font-style-complex="italic"/>
    </style:style>
    <style:style style:name="T100" style:parent-style-name="Fuentedepárrafopredeter." style:family="text">
      <style:text-properties fo:font-style="italic" style:font-style-asian="italic" style:font-style-complex="italic"/>
    </style:style>
    <style:style style:name="T101" style:parent-style-name="Fuentedepárrafopredeter." style:family="text">
      <style:text-properties fo:font-style="italic" style:font-style-asian="italic" style:font-style-complex="italic"/>
    </style:style>
    <style:style style:name="T102" style:parent-style-name="Fuentedepárrafopredeter." style:family="text">
      <style:text-properties fo:font-style="italic" style:font-style-asian="italic" style:font-style-complex="italic"/>
    </style:style>
    <style:style style:name="T103" style:parent-style-name="Fuentedepárrafopredeter." style:family="text">
      <style:text-properties fo:font-weight="bold" style:font-weight-asian="bold" style:font-weight-complex="bold"/>
    </style:style>
    <style:style style:name="T104" style:parent-style-name="Fuentedepárrafopredeter." style:family="text">
      <style:text-properties fo:font-weight="bold" style:font-weight-asian="bold" style:font-weight-complex="bold"/>
    </style:style>
    <style:style style:name="T105" style:parent-style-name="Fuentedepárrafopredeter." style:family="text">
      <style:text-properties fo:font-weight="bold" style:font-weight-asian="bold" style:font-weight-complex="bold"/>
    </style:style>
    <style:style style:name="T106" style:parent-style-name="Fuentedepárrafopredeter." style:family="text">
      <style:text-properties fo:font-weight="bold" style:font-weight-asian="bold" style:font-weight-complex="bold"/>
    </style:style>
  </office:automatic-styles>
  <office:body>
    <office:text text:use-soft-page-breaks="true">
      <text:p text:style-name="P1">​</text:p>
      <text:p text:style-name="P2">​</text:p>
      <text:p text:style-name="Standard"><text:span text:style-name="T3">[</text:span><text:span text:style-name="T4">PORTADA</text:span><text:span text:style-name="T5">: Nombre del trabajo]</text:span><text:line-break/>nombre alumno, fecha…</text:p>
      <text:p text:style-name="Standard"><text:span text:style-name="T6">[</text:span><text:span text:style-name="T7">índice</text:span><text:span text:style-name="T8">]</text:span><text:line-break/></text:p>
      <text:list text:style-name="LFO5" text:continue-numbering="true">
        <text:list-item>
          <text:p text:style-name="P9">Introducción<text:line-break/>1.1 descripción de Bad Bunny</text:p>
        </text:list-item>
        <text:list-item>
          <text:p text:style-name="P10">Información personal<text:line-break/>3.1<text:s/>Activismo<text:s/><text:line-break/>3.2<text:s/>Carrear deportiva</text:p>
        </text:list-item>
        <text:list-item>
          <text:p text:style-name="P11">Información profesional<text:line-break/>3.1<text:s/>Discográficas y obras notables<text:s/></text:p>
        </text:list-item>
      </text:list>
      <text:p text:style-name="P12">3.2<text:s/>Distinciones importantes</text:p>
      <text:p text:style-name="P13">4.<text:s/>Biografía<text:line-break/><text:s text:c="7"/>4.1 Primeros años<text:line-break/><text:s text:c="6"/>4.2 Inicios de su carrera<text:line-break/><text:s text:c="6"/>4.3<text:s/><text:s/>Estilo lírico y musical</text:p>
      <text:p text:style-name="P14">5. Obra</text:p>
      <text:p text:style-name="P15"><text:s text:c="5"/>5.1<text:s/>Canciones destacadas<text:line-break/><text:s text:c="5"/>5.2<text:s/>Reconocimiento y grandes álbumes</text:p>
      <text:p text:style-name="P16"><text:s text:c="5"/>5.3 Filmografía.<text:line-break/><text:line-break/><text:s text:c="5"/></text:p>
      <text:p text:style-name="Standard"/>
      <text:p text:style-name="Standard"><text:span text:style-name="T17">[TÍTULO: Introducción]</text:span><text:line-break/>Bad Bunny es el nombre artístico de Benito Antonio Martínez Ocasio, un cantante, compositor, productor discográfico y luchador puertorriqueño nacido el 10 de marzo de 1994 en Vega Baja, Puerto Rico.</text:p>
      <text:p text:style-name="Standard"><text:span text:style-name="T18">[IMAGEN: Foto de Bad Bunny]<text:s/></text:span><text:span text:style-name="T19">[</text:span><text:span text:style-name="T20">link imagen a<text:s/></text:span><text:span text:style-name="T21">Wikipedia</text:span><text:span text:style-name="T22"><text:s/>de Bad Bunny]</text:span></text:p>
      <text:p text:style-name="P23"/>
      <text:p text:style-name="Standard"><text:span text:style-name="T24">[TÍTULO: Información personal]</text:span></text:p>
      <text:p text:style-name="P25">Nombre de nacimiento: Benito Antonio Martínez Ocasio</text:p>
      <text:p text:style-name="P26">Apodo: El Conejo Malo, El Rey del Trap Latino</text:p>
      <text:p text:style-name="P27">Fecha de nacimiento: 10 de marzo de 1994 (31 años)</text:p>
      <text:p text:style-name="P28">Nacionalidad: Estadounidense</text:p>
      <text:p text:style-name="P29">Lengua materna: Español</text:p>
      <text:p text:style-name="P30">Familia: Padres Benito Martínez, Sr. y Lysaurie Ocasio</text:p>
      <text:p text:style-name="P31"/>
      <text:p text:style-name="P32"/>
      <text:p text:style-name="Standard"><text:span text:style-name="T33">[</text:span><text:span text:style-name="T34">SUB</text:span><text:span text:style-name="T35">TÍTULO:<text:s/></text:span><text:span text:style-name="T36">Activismo</text:span><text:span text:style-name="T37">s]</text:span></text:p>
      <text:p text:style-name="Standard">En 2019, fue nominado a los <text:a office:title="Premios Tu Música Urbano" xlink:href="https://es.wikipedia.org/wiki/Premios_Tu_M%C3%BAsica_Urbano" office:target-frame-name="_top" xlink:show="replace">Premios Tu Música Urbano</text:a> inaugurales de <text:a office:title="Telemundo" xlink:href="https://es.wikipedia.org/wiki/Telemundo" office:target-frame-name="_top" xlink:show="replace">Telemundo</text:a>, en la categoría de «Premio humanitario del Año».<text:a xlink:href="https://es.wikipedia.org/wiki/Bad_Bunny#cite_note-auto-135" office:target-frame-name="_top" xlink:show="replace">[135]</text:a>​</text:p>
      <text:p text:style-name="Standard">El 22 de julio de 2019, Bad Bunny se unió a artistas como <text:a office:title="Residente (artista)" xlink:href="https://es.wikipedia.org/wiki/Residente_(artista)" office:target-frame-name="_top" xlink:show="replace">Residente</text:a>, <text:a office:title="Ricky Martin" xlink:href="https://es.wikipedia.org/wiki/Ricky_Martin" office:target-frame-name="_top" xlink:show="replace">Ricky Martin</text:a> y más de medio millón de puertorriqueños para tomar las calles y cerrar la Autopista Las Américas, una carretera importante también conocida como la Autopista Luis A. Ferré. En protesta por un telegram del Gobernador donde se burlaba de personas gays y de artistas <text:a office:title="Protestas en Puerto Rico de 2019" xlink:href="https://es.wikipedia.org/wiki/Protestas_en_Puerto_Rico_de_2019" office:target-frame-name="_top" xlink:show="replace">y en contra de la corrupción gubernamental para sacar del</text:a> cargo al gobernado de PR Ricardo Rosello...<text:a xlink:href="https://es.wikipedia.org/wiki/Bad_Bunny#cite_note-136" office:target-frame-name="_top" xlink:show="replace">[136]</text:a>​ No se ha pronunciado con respecto al movimiento de la estadidad en Puerto Rico y ha manifestado que preferiría responder más adelante con mayor claridad.<text:a xlink:href="https://es.wikipedia.org/wiki/Bad_Bunny#cite_note-rscoverstory-129" office:target-frame-name="_top" xlink:show="replace">[129]</text:a>​</text:p>
      <text:p text:style-name="Standard">En apoyo a los <text:a office:title="Derechos LGBT" xlink:href="https://es.wikipedia.org/wiki/Derechos_LGBT" office:target-frame-name="_top" xlink:show="replace">derechos LGBT</text:a>, Bad Bunny criticó un tuit del reguetonero <text:a office:title="Don Omar" xlink:href="https://es.wikipedia.org/wiki/Don_Omar" office:target-frame-name="_top" xlink:show="replace">Don Omar</text:a> considerado <text:a office:title="Homofobia" xlink:href="https://es.wikipedia.org/wiki/Homofobia" office:target-frame-name="_top" xlink:show="replace">homofóbico</text:a>.<text:a xlink:href="https://es.wikipedia.org/wiki/Bad_Bunny#cite_note-donomar-137" office:target-frame-name="_top" xlink:show="replace">[137]</text:a>​ Durante una actuación en <text:a office:title="The Tonight Show Starring Jimmy Fallon" xlink:href="https://es.wikipedia.org/wiki/The_Tonight_Show_Starring_Jimmy_Fallon" office:target-frame-name="_top" xlink:show="replace">The Tonight Show Starring Jimmy<text:s/><text:soft-page-break/>Fallon</text:a> en febrero de 2020, llamó la atención sobre el asesinato de la mujer transgénero Alexa Negrón Luciano en Puerto Rico al usar una camiseta con las palabras «Mataron a Alexa. No a un hombre con falda», haciendo referencia a informes noticiosos que habían malinterpretado el género de la víctima.<text:a xlink:href="https://es.wikipedia.org/wiki/Bad_Bunny#cite_note-138" office:target-frame-name="_top" xlink:show="replace">[138]</text:a>​<text:a xlink:href="https://es.wikipedia.org/wiki/Bad_Bunny#cite_note-rscoverstory-129" office:target-frame-name="_top" xlink:show="replace">[129]</text:a>​ Ricky Martin ha declarado que Bad Bunny «se ha convertido en un ícono para la comunidad queer latina" debido a su apoyo abierto a los latinos homosexuales y transgénero, así como a su adopción de la cultura drag.<text:a xlink:href="https://es.wikipedia.org/wiki/Bad_Bunny#cite_note-rscoverstory-129" office:target-frame-name="_top" xlink:show="replace">[129]</text:a>​</text:p>
      <text:p text:style-name="P38"/>
      <text:p text:style-name="P39"/>
      <text:p text:style-name="Standard"><text:span text:style-name="T40">[SUBTÍTULO: Carrera deportiva]</text:span><text:line-break/>Un autoproclamado fanático de toda la vida de la lucha libre profesional, Bad Bunny comenzó a hacer apariciones en la promoción estadounidense WWE en 2021.[139]​ Durante el evento anual Royal Rumble de la WWE celebrado el 31 de enero de 2021, Bad Bunny interpretó su canción "Booker T" en vivo, que también tuvo una aparición del exluchador del mismo nombre.[140]​ Luego comenzó a aparecer en el programa de televisión semanal de WWE Monday Night Raw.[141]​</text:p>
      <text:p text:style-name="Standard"/>
      <text:p text:style-name="Standard">El luchador Damian Priest, un compatriota puertorriqueño, se alió con Bad Bunny y lo ayudó a ganar el Campeonato de la WWE 24/7 de Akira Tozawa en el episodio del 15 de febrero de Raw.[142]​ En el episodio del 15 de marzo, cedió el Campeonato 24/7 a R-Truth a cambio de recuerdos de Steve Austin de "Stone Cold", terminando su reinado en 28 días.[143]​[144]​ En WrestleMania 37, Bad Bunny hizo equipo con Damian Priest en un tag team match para derrotar a The Miz y John Morrison en su debut en la lucha libre en el ring.[145]​</text:p>
      <text:p text:style-name="Standard"/>
      <text:p text:style-name="Standard">En el Royal Rumble 2022 el 29 de enero, Bad Bunny regresó a la WWE, compitiendo en el Royal Rumble match masculino. Eliminó a Sheamus y Dolph Ziggler y duró hasta los últimos cinco, cuando fue eliminado por el eventual ganador, Brock Lesnar.[146]​ El 23 de enero de 2023, se anunció que Bad Bunny sería un luchador jugable en el videojuego WWE 2K23 como un bono de pre-orden.[147]​</text:p>
      <text:p text:style-name="Standard"/>
      <text:p text:style-name="Standard">El 8 de marzo de 2023, se anunció que Bad Bunny sería el anfitrión del próximo evento de WWE Backlash, que tendrá lugar en su natal Puerto Rico.[148]​ El 1 de abril de 2023, Bad Bunny se unió al equipo español para comentar durante la lucha entre Rey Mysterio y Dominik Mysterio en la noche 1 de WrestleMania 39. Bunny intervendría durante la lucha, evitando que Dominik atacara a Rey con una cadena.[149]​ Dos noches más tarde en Raw, Bunny, que estaba sentado en primera fila como fanático, fue atacado y estrangulado a través de la mesa de locutores por su excompañero Damian Priest, quien ahora era compañero de equipo de Dominik Mysterio en The Judgment Day.[150]​ En el episodio del 24 de abril, Bunny regresó y atacó a Priest con un palo de kendo, anunciando posteriormente que en lugar de presentar Backlash, lucharía contra Priest en una pelea callejera de San Juan en el evento.[151]​ En el episodio del 5 de mayo de SmackDown, Bunny ayudó al Latino World Order (LWO) a salvar a Rey Mysterio de un ataque de The Judgment Day.[152]​[153]​ En Backlash el 6 de mayo, Bunny derrotó a Damian Priest en una lucha de estilo callejero.[154]​</text:p>
      <text:p text:style-name="P41"/>
      <text:p text:style-name="P42">[TÍTULO: Información profesional]</text:p>
      <text:p text:style-name="P43"/>
      <text:p text:style-name="P44"><text:span text:style-name="T45">Ocupación,<text:s/></text:span>Cantante, compositor, productor, luchador</text:p>
      <text:p text:style-name="P46"><text:span text:style-name="T47">Años activos</text:span><text:s/>Desde 2013</text:p>
      <text:p text:style-name="P48"><text:span text:style-name="T49">Géneros musicales</text:span><text:s/>Reguetón, trap latino, pop urbano, salsa</text:p>
      <text:p text:style-name="P50"><text:span text:style-name="T51">Instrumento:<text:s/></text:span>Voz</text:p>
      <text:p text:style-name="P52"><text:span text:style-name="T53">Tipo voz:<text:s/></text:span>Barítono</text:p>
      <text:p text:style-name="P54"/>
      <text:p text:style-name="Standard"><text:span text:style-name="T55">[</text:span><text:span text:style-name="T56">SUB</text:span><text:span text:style-name="T57">TÍTULO: Discográficas y obras notables]</text:span><text:span text:style-name="T58">[</text:span><text:span text:style-name="T59"><text:s/>haz que sea visualmente bonito este apartado puedes cambiar el color del texto, dar formato, usar tablas, viñetas, listas, links, imágenes..]</text:span></text:p>
      <text:soft-page-break/>
      <text:p text:style-name="P60">Hear This Music (2016–2018)</text:p>
      <text:p text:style-name="P61">Rimas Entertainment (desde 2018)</text:p>
      <text:p text:style-name="P62">Ver discografía completa en su sitio web: nadiesabeloquevaapasarmanana.com</text:p>
      <text:p text:style-name="P63"/>
      <text:p text:style-name="Standard"><text:span text:style-name="T64">[LISTA: Distinciones importantes]</text:span></text:p>
      <text:p text:style-name="P65">Primer artista latino urbano en portada de Rolling Stone</text:p>
      <text:p text:style-name="P66"><text:span text:style-name="T67">Álbum debut<text:s/></text:span><text:span text:style-name="T68">X 100PRE</text:span><text:span text:style-name="T69"><text:s/>ganó Grammy Latino</text:span></text:p>
      <text:p text:style-name="P70">Álbum<text:s/><text:span text:style-name="T71">Un verano sin ti</text:span><text:s/>debutó en nº1 del Billboard 200</text:p>
      <text:p text:style-name="P72">Artista más reproducido en Spotify entre 2020 y 2022</text:p>
      <text:p text:style-name="P73">Incluido en la lista de las 100 personas más influyentes del mundo según la revista Time</text:p>
      <text:p text:style-name="P74"/>
      <text:p text:style-name="Standard"><text:span text:style-name="T75">[TÍTULO: Biografía]</text:span></text:p>
      <text:p text:style-name="Standard"><text:span text:style-name="T76">[SUBTÍTULO: Primeros años]</text:span><text:line-break/>Benito nació el 10 de marzo de 1994 en Bayamón, Puerto Rico. Su padre, Benito "Tito" Martínez, era un conductor de camiones, y su madre, Lysaurie Ocasio, una retirada maestra de inglés.[14]​[15]​ Su madre solía escuchar canciones de salsa, merengue y baladas, como de Juan Gabriel Abrázame muy fuerte, mientras que Bad Bunny ayudaba con los coros.[16]​ Martínez creció en las playas de Puerto Rico, en la comunidad de Almirante Sur, Vega Baja, con sus padres y dos hermanos menores, Bernie y Bysael,[15]​ a quien considera ser de sus mejores amigos. Él declaró ser criado en un hogar feliz, diciendo que "no era de los chicos que solían andar en la calle, me gustaba estar en casa con mi familia".[17]​</text:p>
      <text:p text:style-name="Standard"/>
      <text:p text:style-name="Standard">Queriendo ser un cantante desde los 5 años,[18]​ atendía la iglesia junto a su madre cuando era niño y cantaba en el coro hasta los 13 años. Después de dejar el coro, desarrolló intereses por artistas que sonaban en la radio, como Daddy Yankee y Héctor Lavoe.[15]​ Su primera presentación como solista fue cuando interpretó la canción de Juanes Mala gente en un show de talentos escolar.[17]​ A pesar de ser tímido durante su paso por la secundaria, Benito solía hacer freestyles para entretener a sus compañeros de clase, desarrollando una reputación en su escuela por su creatividad y humor.[15]​ Sus intereses en su adolescencia incluyeron el skateboarding y la lucha libre profesional, de donde también sacó su estilo de moda.[15]​</text:p>
      <text:p text:style-name="Standard"/>
      <text:p text:style-name="Standard">Hablando de su distancia de la industria musical de Puerto Rico, Benito declaró: "Soy de Vega Baja, un área pequeña que no es una metrópolis como San Juan que es donde provienen la mayoría de los artistas del género. Eso es lo más sorprendente e increíble de todo esto, yo vine de la nada misma. Cuando estaba en la escuela solía pararme en el balcón de mi casa cantando y la gente se acercaba a escucharme".[19]​ Además reveló que cuando era joven su madre quería que fuera ingeniero y su padre prefería que fuera jugador de béisbol, mientras que su maestro decía que le iría mejor como bombero. En cambio, él tomó clases de comunicación audiovisual en Universidad de Puerto Rico en Arecibo.[20]​</text:p>
      <text:p text:style-name="Standard"/>
      <text:p text:style-name="Standard"><text:span text:style-name="T77">[SUBTÍTULO: Inicios de su carrera]</text:span><text:line-break/>Comenzó a escribir y crear sus propias interpretaciones a sus 14 años,[21]​ hasta que en 2013, empezaría a publicar sus canciones por medio de SoundCloud,[2]​ entre ellas «Get» en 2013, «Tentación» en 2014, «Solo avísame» en 2015, entre otros.[22]​[23]​ Mientras trabajaba como empaquetador en los Supermercados Econo en Vega Baja durante 2016, Benito lanzaba música como un artista independiente en SoundCloud, donde su canción «Diles» llamó la atención del productor DJ Luian quien lo contrató para su sello discográfico Hear This Music.[24]​[25]​[26]​ DJ Luian introdujo a Bad Bunny al equipo de productores Mambo Kingz, quienes estaban intrigados por la experimentación de la música y la moda de Benito.[27]​ Desde entonces, él logró entrar varias veces a la lista de Estados Unidos Hot Latin Songs. Su primer éxito, el sencillo «Soy peor», alcanzó el puesto 22 en la lista Hot Latin Songs y estableció a Bad Bunny como un pionero en la escena del trap latino. Diez meses después de la publicación del video oficial de «Soy peor», alcanzó las 330<text:s/><text:soft-page-break/>millones de reproducciones en YouTube.[28]​ Su canción «Krippy Kush» junto a Farruko y el productor Jamaicano Rvssian también fue un éxito.</text:p>
      <text:p text:style-name="P78"/>
      <text:p text:style-name="Standard"/>
      <text:p text:style-name="Standard"><text:span text:style-name="T79">[SUBTÍTULO:<text:s/></text:span><text:span text:style-name="T80">Estilo lírico y musical</text:span><text:span text:style-name="T81">]</text:span></text:p>
      <text:p text:style-name="Standard">Bad Bunny es primordialmente un artista de reguetón y trap latino.[113]​ Como se describe en un artículo de la Rolling Stone, Bad Bunny rapea y canta con un "tono conversacional", empleando "un tono bajo y compuesto, con melodías pegajosas y una cadencia de rapero".[19]​ En una entrevista con Billboard, Bad Bunny declaró que sus mayores inspiraciones musicales mientras crecía fueron Héctor Lavoe, Vico C, Daddy Yankee y Marc Anthony.[114]​ De niño, solía escuchar frecuentemente salsa y merengue a través de su padre y baladas pop por parte de su madre. Cuando descubrió la música en inglés, se vio influenciado por el trap y el hip-hop.[115]​</text:p>
      <text:p text:style-name="Standard"/>
      <text:p text:style-name="Standard">Durante su adolescencia, pasó por "temporadas musicales" en las que escuchaba casi exclusivamente un determinado tipo de música; él reflexiona que "hubo temporada de bachata, temporada de indie-pop, incluso temporada de Bee Gees".[17]​ Daddy Yankee es una gran influencia para Bad Bunny, pero Lavoe es su mayor inspiración y se describe como "una hebra fundamental del ADN musical de Bad Bunny";[116]​ Luego dijo que, cuando crecía, entretenía a los vecinos desde su balcón interpretando canciones de Lavoe.[17]​ Aunque es principalmente un artista de trap y reguetón, sus canciones también incluyen influencias del soul, el pop y el R&amp;B.[26]​ Abordó su experimentación musical afirmando: "Si mañana quiero sacar un disco de rock o uno de bachata, nadie me puede decir nada, ¿por qué yo no? Hay que intentar unir públicos, unir países, unir gustos musicales, unir a la gente".[117]​ También experimentó con el "garage-pop punk" en la canción "Tenemos que hablar" de su álbum X 100pre.[118]​ En AllMusic, Thom Jurek comentó que el álbum "expandió los límites del trap latino hasta los márgenes del pop".[119]​ Varias publicaciones le han atribuido el mérito de haber introducido el trap latino en el mercado de la música en inglés.[120]​[121]​</text:p>
      <text:p text:style-name="Standard"/>
      <text:p text:style-name="Standard">Según Timothy Monger de AllMusic, sus letras "van desde el humor y el patetismo hasta el desamor y la ira (a veces en la misma canción)".[26]​ Al hablar del álbum de colaboración de Oasis entre Bad Bunny y J Balvin, Joe Coscarelli señaló que los dos artistas "crean letras con referencias geográficas específicas y alusiones culturales, sin mostrar concesiones por las audiencias blancas estadounidenses a las que, sin embargo, les gusta su música".[117]​ Según Paper, otros temas explorados en la música de Bad Bunny incluyen "el amor propio, la inclusión y la aceptación LGBT".[122]​ Sus canciones "Yo perreo sola" y "Bellacoso" (con Residente) denuncian el acoso sexual, esta última inspirada en el movimiento feminista de Puerto Rico, especialmente en las protestas contra el gobernador Ricardo Rosselló.[72]​[57]​</text:p>
      <text:p text:style-name="Standard"/>
      <text:p text:style-name="P82">[Título: Obra]</text:p>
      <text:p text:style-name="Standard"><text:span text:style-name="T83">[VIÑETAS: Canciones destacadas]</text:span></text:p>
      <text:p text:style-name="P84"><text:span text:style-name="T85">Get</text:span><text:s/>(2013)</text:p>
      <text:p text:style-name="P86"><text:span text:style-name="T87">Tentación</text:span><text:s/>(2014)</text:p>
      <text:p text:style-name="P88"><text:span text:style-name="T89">Solo avísame</text:span><text:s/>(2015)</text:p>
      <text:p text:style-name="P90"><text:span text:style-name="T91">Soy peor</text:span><text:s/>(2016)</text:p>
      <text:p text:style-name="P92"><text:span text:style-name="T93">Krippy Kush</text:span><text:span text:style-name="T94"><text:s/>(2017)</text:span></text:p>
      <text:p text:style-name="P95"/>
      <text:p text:style-name="Standard"><text:span text:style-name="T96">[SUBTÍTULO: Reconocimiento y grandes álbumes]</text:span><text:line-break/>Entre 2017 y 2022 lanzó varios álbumes y colaboraciones exitosas como<text:s/><text:span text:style-name="T97">X 100PRE</text:span>,<text:s/><text:span text:style-name="T98">Oasis</text:span>,<text:s/><text:span text:style-name="T99">YHLQMDLG</text:span>,<text:s/><text:span text:style-name="T100">Las que no iban a salir</text:span>,<text:s/><text:span text:style-name="T101">El último tour del mundo</text:span><text:s/>y<text:s/><text:span text:style-name="T102">Un verano sin ti</text:span>.</text:p>
      <text:p text:style-name="Standard"><text:span text:style-name="T103">[IMAGEN: Portada de un álbum de Bad Bunny]</text:span></text:p>
      <text:p text:style-name="Standard"/>
      <text:p text:style-name="Standard"/>
      <text:p text:style-name="Standard"/>
      <text:p text:style-name="Standard"/>
      <text:p text:style-name="Standard"><text:span text:style-name="T104">[TÍTULO:<text:s/></text:span><text:span text:style-name="T105">Filmografía</text:span><text:span text:style-name="T106">]</text:span></text:p>
      <text:p text:style-name="Standard">Año<text:tab/>Proyecto<text:tab/>Rol<text:tab/>Referencias</text:p>
      <text:p text:style-name="Standard">2021<text:tab/>F9: The Saga<text:tab/>Cameo<text:tab/>[155]</text:p>
      <text:p text:style-name="Standard">2021<text:tab/>Te Deseo Lo Mejor<text:tab/>Él mismo<text:tab/></text:p>
      <text:p text:style-name="Standard">2022<text:tab/>Bullet Train<text:tab/>Lobo<text:tab/>[156]</text:p>
      <text:p text:style-name="Standard">2023<text:tab/>Cassandro<text:tab/>Felipe<text:tab/></text:p>
      <text:p text:style-name="Standard">2025<text:tab/>Happy Gilmore 2<text:tab/>Oscar Mejí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svg:font-family="Noto Sans" style:font-family-generic="swiss"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lena Aznar</dc:creator>
    <meta:creation-date>2024-02-20T09:12:00Z</meta:creation-date>
    <dc:date>2025-10-05T11:22:00Z</dc:date>
    <meta:template xlink:href="Normal" xlink:type="simple"/>
    <meta:editing-cycles>9</meta:editing-cycles>
    <meta:editing-duration>PT1560S</meta:editing-duration>
    <meta:document-statistic meta:page-count="5" meta:paragraph-count="28" meta:word-count="2098" meta:character-count="14032" meta:row-count="99" meta:non-whitespace-character-count="11962"/>
  </office:meta>
</office:document-meta>
</file>